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cd4a7" officeooo:paragraph-rsid="001cd4a7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cd4a7" officeooo:paragraph-rsid="001cd4a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db913" officeooo:paragraph-rsid="001db913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202881" officeooo:paragraph-rsid="0020288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cd4a7" officeooo:paragraph-rsid="001cd4a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db913" officeooo:paragraph-rsid="001db913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1db913" officeooo:paragraph-rsid="001db91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dce61" officeooo:paragraph-rsid="001dce6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02881" officeooo:paragraph-rsid="00202881" style:font-size-asian="10.5pt" style:font-weight-asian="normal" style:font-size-complex="12pt" style:font-weight-complex="normal"/>
    </style:style>
    <style:style style:name="T1" style:family="text">
      <style:text-properties officeooo:rsid="001e3d2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zione progetto</text:p>
      <text:p text:style-name="P5"/>
      <text:p text:style-name="P5">Nome: Matteo Marini</text:p>
      <text:p text:style-name="P5">Progetto: File system</text:p>
      <text:p text:style-name="P5"/>
      <text:p text:style-name="P2">What</text:p>
      <text:p text:style-name="P5">Progetto numero 5, file system in c; realizzato a partire dallo stub presente nella repository del corso. Il progetto finale è disponibile alla directory <text:a xlink:type="simple" xlink:href="https://github.com/Heinzeen/file_system" text:style-name="Internet_20_link" text:visited-style-name="Visited_20_Internet_20_Link">https://github.com/Heinzeen/file_system</text:a></text:p>
      <text:p text:style-name="P5"/>
      <text:p text:style-name="P3">How</text:p>
      <text:p text:style-name="P6">Il progetto si compone fondamentalmente di 4 parti:</text:p>
      <text:list xml:id="list3601589685" text:style-name="L1">
        <text:list-item>
          <text:p text:style-name="P7">Bitmap</text:p>
        </text:list-item>
        <text:list-item>
          <text:p text:style-name="P7">Disk driver</text:p>
        </text:list-item>
        <text:list-item>
          <text:p text:style-name="P7">File system</text:p>
        </text:list-item>
        <text:list-item>
          <text:p text:style-name="P7">shell</text:p>
        </text:list-item>
      </text:list>
      <text:p text:style-name="P6">Bitmap:</text:p>
      <text:p text:style-name="P6">La bitmap serve ad indicare quali blocchi del disco sono occupati e quali invece sono liberi; essa viene memorizzata all’inizio del file del disco (un file .dat) e viene modificata ogni volta che un blocco viene liberato o preso per essere utilizzato (quindi in ogni processo di create o di remove).</text:p>
      <text:p text:style-name="P6"/>
      <text:p text:style-name="P6">Disk driver:</text:p>
      <text:p text:style-name="P6">Il disk driver serve a fornire al programma l’astrazione del disco a partire da un file. Tutte le funzioni che compongono questo modulo servono a fare da interfaccia tra il file system e il disco (file, in questo caso); in particolare il disk driver dovrà mappare nella memoria del processo pezzi del disco per leggerli e/o modificarli. A questo scopo il disk driver memorizza una lista di pezzi di memoria (da PAGE_SIZE byte, nel mio sistema sono 4096 B) e ogni volta che ha bisogno di fare operazioni sul disco controlla se l’indirizzo a cui deve accedere è tra quelli che ha già mappato o meno; nell’ultimo caso farà una nuova mmap e aggiungerà il nuovo blocco di memoria alla lista, per far sì che non ci sarà bisogno di rifarlo dopo se si dovesse di nuovo aver bisogno di accedere a quel blocco.</text:p>
      <text:p text:style-name="P8">Le altre funzioni in questo modulo si occupano dell’avvio e della chiusura del disco (munmap comprese) e della gestione della bitmap (anch’essa mappata in memoria).</text:p>
      <text:p text:style-name="P8"/>
      <text:p text:style-name="P8">File system:</text:p>
      <text:p text:style-name="P8">Il file system era l’obiettivo finale di questo progetto; gli altri moduli servono a fornire le astrazioni necessarie per realizzare il file system.</text:p>
      <text:p text:style-name="P8">Il file system fa uso di strutture di tipo handler per <text:span text:style-name="T1">lavorare con file e cartelle. Sono stati implementati i metodi necessari per creare, modificare, distruggere e leggere il contenuto di file e cartelle.</text:span></text:p>
      <text:p text:style-name="P8"/>
      <text:p text:style-name="P9">Shell:</text:p>
      <text:p text:style-name="P9">Lo scopo della shell è fornire una modalità interattiva per navigare il file system senza dover studiare le funzioni all’interno dei vari moduli. Quando la shell parte inizializza il disco (senza alterarne i contenuti) e il file system, dopodichè viene data la possibilità di inserire dei comandi per navigare e modificare il file system. Inserendo il comando “help” è possibile vedere la lista dei comandi disponibili, che comprendono il necessario per creare, elminare, modificare e visualizzare il contenuto di file e cartelle. C’è anche la possibilità di farsi stampare dei dettagli più “a basso livello” di file e cartelle, così facendo verranno mostrate anche informazioni relative ai blocchi che vengono occupati dai relativi file e cartelle, e varie altre informazioni visibili a livello di disco.</text:p>
      <text:p text:style-name="P9"/>
      <text:p text:style-name="P9"/>
      <text:p text:style-name="P9"/>
      <text:p text:style-name="P4"><text:soft-page-break/>How to run</text:p>
      <text:p text:style-name="P9">Per far partire il tutto va compilato il codice sorgente (make) e bisogna lanciare fs_shell (./fs_shell). Il disco è già presente nella repository (in versione formattata) e verrà aperto quello, di default. All’interno della shell è possibile digitare “help” per ricevere in output la lista dei comandi. La riporto di seguito:</text:p>
      <text:p text:style-name="P9">cd, exit, format, info, ls, mkdir, read, rm, touch, write, writera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13:45:22.736785375</meta:creation-date>
    <dc:date>2020-05-22T14:27:16.609264862</dc:date>
    <meta:editing-duration>PT21M3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24" meta:word-count="526" meta:character-count="3214" meta:non-whitespace-character-count="2716"/>
  </office:meta>
</office:document-meta>
</file>